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808af" officeooo:paragraph-rsid="001808af"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1808af" officeooo:paragraph-rsid="001808af"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808af" officeooo:paragraph-rsid="001e880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93a6b" officeooo:paragraph-rsid="00193a6b"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230d34" officeooo:paragraph-rsid="0024e715"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1808af" officeooo:paragraph-rsid="001808a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08af" officeooo:paragraph-rsid="001e880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808af" officeooo:paragraph-rsid="00193a6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93a6b" officeooo:paragraph-rsid="00193a6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a1305" officeooo:paragraph-rsid="001a130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820f8" officeooo:paragraph-rsid="001808a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20f8" officeooo:paragraph-rsid="001e880d"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font-weight="normal" officeooo:rsid="001a1305" officeooo:paragraph-rsid="001a1305" style:font-size-asian="10.5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fo:font-weight="normal" officeooo:rsid="00193a6b" officeooo:paragraph-rsid="00193a6b"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fo:font-size="12pt" fo:font-weight="normal" officeooo:rsid="0020695e" officeooo:paragraph-rsid="0020695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a33a" officeooo:paragraph-rsid="0024e71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bold" officeooo:rsid="0026a33a" officeooo:paragraph-rsid="0026a33a"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2a0e2f" officeooo:paragraph-rsid="002a0e2f"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2b71f6" officeooo:paragraph-rsid="002b71f6"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2bf69f" officeooo:paragraph-rsid="002bf69f" style:font-size-asian="10.5pt" style:font-weight-asian="bold" style:font-size-complex="12pt" style:font-weight-complex="bold"/>
    </style:style>
    <style:style style:name="T1" style:family="text">
      <style:text-properties officeooo:rsid="00193a6b"/>
    </style:style>
    <style:style style:name="T2" style:family="text">
      <style:text-properties officeooo:rsid="001a1305"/>
    </style:style>
    <style:style style:name="T3" style:family="text">
      <style:text-properties officeooo:rsid="001b653a"/>
    </style:style>
    <style:style style:name="T4" style:family="text">
      <style:text-properties officeooo:rsid="001d323c"/>
    </style:style>
    <style:style style:name="T5" style:family="text">
      <style:text-properties officeooo:rsid="0022183d"/>
    </style:style>
    <style:style style:name="T6" style:family="text">
      <style:text-properties fo:font-weight="normal" style:font-weight-asian="normal" style:font-weight-complex="normal"/>
    </style:style>
    <style:style style:name="T7" style:family="text">
      <style:text-properties fo:font-weight="normal" officeooo:rsid="0024e715" style:font-weight-asian="normal" style:font-weight-complex="normal"/>
    </style:style>
    <style:style style:name="T8" style:family="text">
      <style:text-properties fo:font-weight="normal" officeooo:rsid="0025ecc5" style:font-weight-asian="normal" style:font-weight-complex="normal"/>
    </style:style>
    <style:style style:name="T9" style:family="text">
      <style:text-properties fo:font-weight="normal" officeooo:rsid="0026a33a" style:font-weight-asian="normal" style:font-weight-complex="normal"/>
    </style:style>
    <style:style style:name="T10" style:family="text">
      <style:text-properties fo:font-weight="normal" officeooo:rsid="00277453" style:font-weight-asian="normal" style:font-weight-complex="normal"/>
    </style:style>
    <style:style style:name="T11" style:family="text">
      <style:text-properties fo:font-weight="normal" officeooo:rsid="0027ac32"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486/586 – PDP8 Simulator Report</text:p>
      <text:p text:style-name="P1">Sean Koppenhafer, Ken Benderly, Luis Santiago, Steve P<text:span text:style-name="T3">ei</text:span>rce</text:p>
      <text:p text:style-name="P1"/>
      <text:p text:style-name="P2">General Design Specifications</text:p>
      <text:p text:style-name="P6">Our PDP8 simulator uses the octal format of output from the PAL assembler. <text:s/>Our simulator has a starting address of 0200 octal when executing programs. <text:s/><text:span text:style-name="T1">The simulator can run in the terminal, or in a GUI debugger.</text:span></text:p>
      <text:p text:style-name="P11"/>
      <text:p text:style-name="P4">Testing</text:p>
      <text:p text:style-name="P9">We tried to <text:span text:style-name="T4">tried to test all possible edge case scenarios</text:span>. <text:s/>For the non micro instructions, there is a test case for each instruction. <text:s/>The only somewhat challenging test is the TAD test, since there <text:span text:style-name="T4">are</text:span> many edge cases. <text:s/>In the TAD test, carry and non-carry situations were generated to test <text:span text:style-name="T4">if link register functionality worked correctly. <text:s/>Micro instruction tests were divided into group 1 and group 2. <text:s/>Group 1 micro instructions were tested for each level to be completed in order and in combinations that combined levels of instructions. <text:s/>Group 2 micro instructions were tested as OR group or AND group skip level one instructions with and without other instruction levels. <text:s/>The OR and AND group micro instructions were tested for all possible combinations of one, two, or three skip combinations either triggering or not triggering the skip.</text:span></text:p>
      <text:p text:style-name="P8"/>
      <text:p text:style-name="P3">I/O Implementation</text:p>
      <text:p text:style-name="P7">To implement truly non-blocking I/O, we had to make our simulator multi-threaded. <text:s/>One thread executes the simulator, while the other thread grabs keyboard input as is it received. <text:s/>Because both threads begin running at the same time, keyboard input can be entered throughout the simulators execution. <text:s/>The input will have no effect unless the simulator thread is currently executing an instruction <text:span text:style-name="T1">that checks if the keyboard is receiving input.</text:span></text:p>
      <text:p text:style-name="P7"/>
      <text:p text:style-name="P7">All I/O instructions have been implemented. <text:s/><text:span text:style-name="T3">The ~ character is special. <text:s/>The ~ character is not grabbed by the krb opcude to allow for testing of “missing” the input. <text:s/>The tsf opcode simulates the printer being ready by setting a counter to a randomly generated number between 1 and 10 on the first call of tsf. <text:s/>Subsequent calls to tsf decrement the counter by 1 until 0 is reached again. <text:s/>On 0, the printer is ready to print, and the opcode skips to the next instruction.</text:span></text:p>
      <text:p text:style-name="P7"/>
      <text:p text:style-name="P12">A test case has been included with the document that prints out a welcome message that asks for the users name. <text:s/>The user can then enter in their name (up to 8 characters) and press enter. <text:s/>When either 8 characters or enter has been reached, the program will print out “nice to meet you name”. <text:s/>All printed and stored messages take place inside of the PDP8 simulator.</text:p>
      <text:p text:style-name="P9"/>
      <text:p text:style-name="P4">GUI Debugger</text:p>
      <text:p text:style-name="P9">The GUI debugger was implemented using gtk3. <text:s/>Here is a list of features that the GUI debugger has:</text:p>
      <text:list xml:id="list8634033700890645488" text:style-name="L1">
        <text:list-item>
          <text:p text:style-name="P13">Options to step and run through the program</text:p>
        </text:list-item>
        <text:list-item>
          <text:p text:style-name="P14">Can set and remove both breakpoints and tracepoints.</text:p>
        </text:list-item>
        <text:list-item>
          <text:p text:style-name="P15">Button to show all breakpoints.</text:p>
        </text:list-item>
        <text:list-item>
          <text:p text:style-name="P14"><text:span text:style-name="T2">V</text:span>iew register values once a breakpoint, tracepoint, or halt instruction has been reached <text:span text:style-name="T2">when running</text:span>. <text:s/><text:span text:style-name="T2">When stepping, register values are updated every step.</text:span></text:p>
        </text:list-item>
        <text:list-item>
          <text:p text:style-name="P14">Ability to view any of the 32 pages of memory whenever program execution is stalled.</text:p>
        </text:list-item>
        <text:list-item>
          <text:p text:style-name="P13">Ability to view the branch trace and memory trace results whenever the programs execution is stalled.</text:p>
        </text:list-item>
        <text:list-item>
          <text:p text:style-name="P13">Return the memory value at a specified address.</text:p>
        </text:list-item>
        <text:list-item>
          <text:p text:style-name="P15"><text:soft-page-break/>Opens the list file of the object file and steps through the code <text:span text:style-name="T5">in tandem with the step button.</text:span></text:p>
        </text:list-item>
      </text:list>
      <text:p text:style-name="P10"/>
      <text:p text:style-name="P10"/>
      <text:p text:style-name="P6"/>
      <text:p text:style-name="P6"/>
      <text:p text:style-name="P5">Effective Address Calculation</text:p>
      <text:p text:style-name="P5"><text:span text:style-name="T8">The function <text:s/>receives a 12 bit instruction and place the effective address in the CPMA. </text:span><text:span text:style-name="T7">A </text:span><text:span text:style-name="T6">12 bit </text:span><text:span text:style-name="T7">instruction </text:span><text:span text:style-name="T8">and a pointer tho the registers struct</text:span><text:span text:style-name="T7"> </text:span><text:span text:style-name="T8">are</text:span><text:span text:style-name="T7"> </text:span><text:span text:style-name="T6">passed </text:span><text:span text:style-name="T8">as arguments </text:span><text:span text:style-name="T6">to the effective address </text:span><text:span text:style-name="T7">calculation</text:span><text:span text:style-name="T6"> function. </text:span><text:span text:style-name="T7">The function </text:span><text:span text:style-name="T8">test</text:span><text:span text:style-name="T7"> bit 3</text:span><text:span text:style-name="T6"> </text:span><text:span text:style-name="T8">of the instruction to determine if it is a direct or indirect mode instruction. Next it will test bit 4 to determine if the instruction is in the current page or the zero page. If the instruction is direct mode current page the offset in the instruction is concatenated </text:span><text:span text:style-name="T9">with </text:span><text:span text:style-name="T8">the current page and the value placed on the CPMA register. <text:s/>Similarly for direct mode zero page only the offset with leading zeros is used </text:span><text:span text:style-name="T9">and the value is placed in the CPMA. <text:s/>If indirect mode is detected the same steps are taken to determine the value but instead of placing the value directly to the CPMA register, the value is used to do a memory read and the value from the memory read it is placed in the CPMA. <text:s/>Indirect address has one more feature if the address to be used for the indirect mode is stored between address 10 and 17 octal the value is auto incremented by one each access and the incremented value is used for the read and placed on the CPMA. </text:span></text:p>
      <text:p text:style-name="P16"/>
      <text:p text:style-name="P17"><text:span text:style-name="T6">To test the </text:span><text:span text:style-name="T10">function</text:span><text:span text:style-name="T6"> we </text:span><text:span text:style-name="T10">used wrote a program that used all 5 addressing modes cases and tested the entire range of auto increment address</text:span><text:span text:style-name="T11">es</text:span><text:span text:style-name="T10">. A second version of the </text:span><text:span text:style-name="T11">previous </text:span><text:span text:style-name="T10">program was sl</text:span><text:span text:style-name="T11">i</text:span><text:span text:style-name="T10">ghtly modif</text:span><text:span text:style-name="T11">ied </text:span><text:span text:style-name="T10">to ensure auto increment only happened with indirect mode </text:span><text:span text:style-name="T11">instructions and not just in the address range</text:span><text:span text:style-name="T10">.</text:span></text:p>
      <text:p text:style-name="P17"/>
      <text:p text:style-name="P18">Test Cases</text:p>
      <text:p text:style-name="P18"/>
      <text:p text:style-name="P18"><text:span text:style-name="T10">M</text:span><text:span text:style-name="T6">icro Instructions</text:span></text:p>
      <text:p text:style-name="P18"/>
      <text:p text:style-name="P18">group_1.as </text:p>
      <text:p text:style-name="P18"><text:span text:style-name="T6">/ Date : Feb 15, 2015</text:span></text:p>
      <text:p text:style-name="P18"><text:span text:style-name="T6">/</text:span></text:p>
      <text:p text:style-name="P18"><text:span text:style-name="T6">/ Desc : Tests the group 1 micro instructions</text:span></text:p>
      <text:p text:style-name="P18"><text:span text:style-name="T6">/ Should take 27 cycles total</text:span></text:p>
      <text:p text:style-name="P18"><text:span text:style-name="T6">/-------------------------------------------</text:span></text:p>
      <text:p text:style-name="P18"><text:span text:style-name="T6">/ Code Section</text:span></text:p>
      <text:p text:style-name="P18"><text:span text:style-name="T6">*0200<text:tab/><text:tab/><text:tab/>/ start at address 0200</text:span></text:p>
      <text:p text:style-name="P18"><text:span text:style-name="T6">Main, <text:tab/></text:span></text:p>
      <text:p text:style-name="P18"><text:span text:style-name="T6"><text:tab/>cla cll <text:tab/><text:tab/>/ clear AC and Link</text:span></text:p>
      <text:p text:style-name="P18"><text:span text:style-name="T6"><text:tab/>nop<text:tab/><text:tab/>/ no operation</text:span></text:p>
      <text:p text:style-name="P18"><text:span text:style-name="T6"><text:tab/>dca A<text:tab/><text:tab/>/ overwrite A, should change to zero</text:span></text:p>
      <text:p text:style-name="P18"><text:span text:style-name="T6"><text:tab/>cma cml<text:tab/>/ complement AC and link, should be all 1's</text:span></text:p>
      <text:p text:style-name="P18"><text:span text:style-name="T6"><text:tab/>dca B<text:tab/><text:tab/>/ store in B, should be 1's</text:span></text:p>
      <text:p text:style-name="P18"><text:span text:style-name="T6"><text:tab/>cla<text:tab/><text:tab/>/ clear AC, but link is still 1</text:span></text:p>
      <text:p text:style-name="P18"><text:span text:style-name="T6"><text:tab/>rar<text:tab/><text:tab/>/ link bit rotates to bit 0 of AC</text:span></text:p>
      <text:p text:style-name="P18"><text:span text:style-name="T6"><text:tab/>dca C<text:tab/><text:tab/>/ store in C, should be 4000 octal</text:span></text:p>
      <text:p text:style-name="P18"><text:span text:style-name="T6"><text:tab/>cml rtr<text:tab/><text:tab/>/ set link, link bit rotates to bit 1 of AC</text:span></text:p>
      <text:p text:style-name="P18"><text:span text:style-name="T6"><text:tab/>dca D<text:tab/><text:tab/>/ store in D, should be 2000 octal</text:span></text:p>
      <text:p text:style-name="P18"><text:span text:style-name="T6"><text:tab/>cml ral<text:tab/><text:tab/>/ set link, link bit rotates to bit 11 of AC</text:span></text:p>
      <text:p text:style-name="P18"><text:span text:style-name="T6"><text:tab/>dca E<text:tab/><text:tab/>/ store in E, should be 1 octal</text:span></text:p>
      <text:p text:style-name="P18"><text:soft-page-break/><text:span text:style-name="T6"><text:tab/>cml rtl<text:tab/><text:tab/>/ set link, link bit rotates to bit 10 of AC</text:span></text:p>
      <text:p text:style-name="P18"><text:span text:style-name="T6"><text:tab/>dca F<text:tab/><text:tab/>/ store in E, should be 2 octal</text:span></text:p>
      <text:p text:style-name="P18"><text:span text:style-name="T6"><text:tab/>iac<text:tab/><text:tab/>/ increment AC</text:span></text:p>
      <text:p text:style-name="P18"><text:span text:style-name="T6"><text:tab/>dca G<text:tab/><text:tab/>/ should be 1</text:span></text:p>
      <text:p text:style-name="P18"><text:span text:style-name="T6"><text:tab/>cma iac<text:tab/>/ complement AC, then increment AC</text:span></text:p>
      <text:p text:style-name="P18"><text:span text:style-name="T6"><text:tab/>dca H<text:tab/><text:tab/>/ should be 0</text:span></text:p>
      <text:p text:style-name="P18"><text:span text:style-name="T6"><text:tab/>hlt<text:tab/><text:tab/>/ Halt the system</text:span></text:p>
      <text:p text:style-name="P18"><text:span text:style-name="T6"><text:tab/>jmp Main<text:tab/>/ In case something goes wrong<text:tab/></text:span></text:p>
      <text:p text:style-name="P18"><text:span text:style-name="T6">/</text:span></text:p>
      <text:p text:style-name="P18"><text:span text:style-name="T6">/ Data Section</text:span></text:p>
      <text:p text:style-name="P18"><text:span text:style-name="T6">/</text:span></text:p>
      <text:p text:style-name="P18"><text:span text:style-name="T6">*0250 <text:tab/><text:tab/><text:tab/>/ place data at address 0250</text:span></text:p>
      <text:p text:style-name="P18"><text:span text:style-name="T6">A, 7777<text:tab/> <text:tab/>/ cla will change this to zero</text:span></text:p>
      <text:p text:style-name="P18"><text:span text:style-name="T6">B, 0 <text:tab/><text:tab/><text:tab/>/ cma will change this to 1's</text:span></text:p>
      <text:p text:style-name="P18"><text:span text:style-name="T6">C, 0<text:tab/><text:tab/><text:tab/>/ rar will change this to 04000<text:tab/></text:span></text:p>
      <text:p text:style-name="P18"><text:span text:style-name="T6">D, 0<text:tab/><text:tab/><text:tab/>/ rtr will change this to 02000<text:tab/></text:span></text:p>
      <text:p text:style-name="P18"><text:span text:style-name="T6">E, 0<text:tab/><text:tab/><text:tab/>/ ral will change this to 01<text:tab/></text:span></text:p>
      <text:p text:style-name="P18"><text:span text:style-name="T6">F, 0<text:tab/><text:tab/><text:tab/>/ rtl will change this to 02<text:tab/></text:span></text:p>
      <text:p text:style-name="P18"><text:span text:style-name="T6">G, 0<text:tab/><text:tab/><text:tab/>/ iac will change this to 01<text:tab/></text:span></text:p>
      <text:p text:style-name="P18"><text:span text:style-name="T6">H, 7777<text:tab/><text:tab/>/ iac will change this to 0</text:span></text:p>
      <text:p text:style-name="P18"/>
      <text:p text:style-name="P18">group_2_OR_test_1.as </text:p>
      <text:p text:style-name="P18"><text:span text:style-name="T6">/ Date : Feb 15, 2015</text:span></text:p>
      <text:p text:style-name="P18"><text:span text:style-name="T6">/</text:span></text:p>
      <text:p text:style-name="P18"><text:span text:style-name="T6">/ Desc : Tests the group 2 micro instructions</text:span></text:p>
      <text:p text:style-name="P18"><text:span text:style-name="T6">/ Should take 21 cycles total</text:span></text:p>
      <text:p text:style-name="P18"><text:span text:style-name="T6">/-------------------------------------------</text:span></text:p>
      <text:p text:style-name="P18"><text:span text:style-name="T6">/ Code Section</text:span></text:p>
      <text:p text:style-name="P18"><text:span text:style-name="T6">*0200<text:tab/><text:tab/><text:tab/>/ start at address 0200</text:span></text:p>
      <text:p text:style-name="P18"><text:span text:style-name="T6">Main,<text:tab/><text:tab/><text:tab/>/ Test skips working first</text:span></text:p>
      <text:p text:style-name="P18"><text:span text:style-name="T6"><text:tab/>cla cll <text:tab/>/ clear AC and link</text:span></text:p>
      <text:p text:style-name="P18"><text:span text:style-name="T6"><text:tab/>tad A<text:tab/><text:tab/>/ load AC with -1</text:span></text:p>
      <text:p text:style-name="P18"><text:span text:style-name="T6"><text:tab/>sma<text:tab/><text:tab/>/ skip on minus AC</text:span></text:p>
      <text:p text:style-name="P18"><text:span text:style-name="T6"><text:tab/>dca B<text:tab/><text:tab/>/ overwrite B if SMA fails, should not run</text:span></text:p>
      <text:p text:style-name="P18"><text:span text:style-name="T6"><text:tab/>cla cll <text:tab/>/ clear AC and link</text:span></text:p>
      <text:p text:style-name="P18"><text:span text:style-name="T6"><text:tab/>sza<text:tab/><text:tab/>/ skip on zero AC</text:span></text:p>
      <text:p text:style-name="P18"><text:span text:style-name="T6"><text:tab/>dca C<text:tab/><text:tab/>/ overwrite C if SZA fails, should not run</text:span></text:p>
      <text:p text:style-name="P18"><text:span text:style-name="T6"><text:tab/>cla cll cml<text:tab/>/ clear AC and link, set link high</text:span></text:p>
      <text:p text:style-name="P18"><text:span text:style-name="T6"><text:tab/>snl<text:tab/><text:tab/>/ skip on nonzero link</text:span></text:p>
      <text:p text:style-name="P18"><text:span text:style-name="T6"><text:tab/>dca D<text:tab/><text:tab/>/ overwrite D if SZA fails, should not run</text:span></text:p>
      <text:p text:style-name="P18"><text:span text:style-name="T6"></text:span></text:p>
      <text:p text:style-name="P18"><text:span text:style-name="T6"><text:tab/><text:tab/><text:tab/>/ Test skips failing</text:span></text:p>
      <text:p text:style-name="P18"><text:span text:style-name="T6"><text:tab/>cla cll <text:tab/>/ clear AC and link</text:span></text:p>
      <text:p text:style-name="P18"><text:span text:style-name="T6"><text:tab/>sma<text:tab/><text:tab/>/ skip on minus AC</text:span></text:p>
      <text:p text:style-name="P18"><text:span text:style-name="T6"><text:tab/>dca E<text:tab/><text:tab/>/ overwrite E if SMA fails, should run</text:span></text:p>
      <text:p text:style-name="P18"><text:span text:style-name="T6"><text:tab/>cla cll cma <text:tab/>/ clear AC and link</text:span></text:p>
      <text:p text:style-name="P18"><text:span text:style-name="T6"><text:tab/>sza<text:tab/><text:tab/>/ skip on zero AC</text:span></text:p>
      <text:p text:style-name="P18"><text:span text:style-name="T6"><text:tab/>dca F<text:tab/><text:tab/>/ overwrite F if SZA fails, should run</text:span></text:p>
      <text:p text:style-name="P18"><text:span text:style-name="T6"><text:tab/>cla cll <text:tab/>/ clear AC and link, set link high</text:span></text:p>
      <text:p text:style-name="P18"><text:soft-page-break/><text:span text:style-name="T6"><text:tab/>snl<text:tab/><text:tab/>/ skip on nonzero link</text:span></text:p>
      <text:p text:style-name="P18"><text:span text:style-name="T6"><text:tab/>dca G<text:tab/><text:tab/>/ overwrite G if SZA fails, should run</text:span></text:p>
      <text:p text:style-name="P18"><text:span text:style-name="T6"></text:span></text:p>
      <text:p text:style-name="P18"><text:span text:style-name="T6"><text:tab/>hlt<text:tab/><text:tab/>/ Halt the system</text:span></text:p>
      <text:p text:style-name="P18"><text:span text:style-name="T6"><text:tab/>jmp Main<text:tab/>/ In case something goes wrong<text:tab/></text:span></text:p>
      <text:p text:style-name="P18"><text:span text:style-name="T6">/</text:span></text:p>
      <text:p text:style-name="P18"><text:span text:style-name="T6">/ Data Section</text:span></text:p>
      <text:p text:style-name="P18"><text:span text:style-name="T6">/</text:span></text:p>
      <text:p text:style-name="P18"><text:span text:style-name="T6">*0250 <text:tab/><text:tab/><text:tab/>/ place data at address 0250</text:span></text:p>
      <text:p text:style-name="P18"><text:span text:style-name="T6">A, 7777<text:tab/> <text:tab/>/ -1</text:span></text:p>
      <text:p text:style-name="P18"><text:span text:style-name="T6">B, 0 <text:tab/><text:tab/><text:tab/>/ will get -1 if sma fails</text:span></text:p>
      <text:p text:style-name="P18"><text:span text:style-name="T6">C, 1<text:tab/><text:tab/><text:tab/>/ will get 0 if sza fails</text:span></text:p>
      <text:p text:style-name="P18"><text:span text:style-name="T6">D, 2<text:tab/><text:tab/><text:tab/>/ will get 0 if snl fails</text:span></text:p>
      <text:p text:style-name="P18"><text:span text:style-name="T6">E, 3<text:tab/><text:tab/><text:tab/>/ will get 0 when sma fails</text:span></text:p>
      <text:p text:style-name="P18"><text:span text:style-name="T6">F, 4<text:tab/><text:tab/><text:tab/>/ will get 7777 when sza fails<text:tab/></text:span></text:p>
      <text:p text:style-name="P18"><text:span text:style-name="T6">G, 5<text:tab/><text:tab/><text:tab/>/ will get 0 when snl fails</text:span></text:p>
      <text:p text:style-name="P18"/>
      <text:p text:style-name="P19">group_2_OR_test_2.as </text:p>
      <text:p text:style-name="P19"><text:span text:style-name="T6">/ Date : Feb 15, 2015</text:span></text:p>
      <text:p text:style-name="P19"><text:span text:style-name="T6">/</text:span></text:p>
      <text:p text:style-name="P19"><text:span text:style-name="T6">/ Desc : Tests the group 2 micro instructions</text:span></text:p>
      <text:p text:style-name="P19"><text:span text:style-name="T6">/ Should take 25 cycles total</text:span></text:p>
      <text:p text:style-name="P19"><text:span text:style-name="T6">/-------------------------------------------</text:span></text:p>
      <text:p text:style-name="P19"><text:span text:style-name="T6">/ Code Section</text:span></text:p>
      <text:p text:style-name="P19"><text:span text:style-name="T6">*0200<text:tab/><text:tab/><text:tab/>/ start at address 0200</text:span></text:p>
      <text:p text:style-name="P19"><text:span text:style-name="T6">Main,<text:tab/><text:tab/><text:tab/>/ Test combos of sma and sza</text:span></text:p>
      <text:p text:style-name="P19"><text:span text:style-name="T6"><text:tab/>cla cll cma<text:tab/>/ clear AC and link, load AC with -1</text:span></text:p>
      <text:p text:style-name="P19"><text:span text:style-name="T6"><text:tab/>sma<text:tab/>sza<text:tab/>/ skip on minus AC, zero AC</text:span></text:p>
      <text:p text:style-name="P19"><text:span text:style-name="T6"><text:tab/>dca B<text:tab/><text:tab/>/ overwrite B if SMA sza fails, should not run</text:span></text:p>
      <text:p text:style-name="P19"><text:span text:style-name="T6"><text:tab/>cla cll <text:tab/>/ clear AC and link</text:span></text:p>
      <text:p text:style-name="P19"><text:span text:style-name="T6"><text:tab/>sma sza<text:tab/>/ skip on minus AC, zero AC</text:span></text:p>
      <text:p text:style-name="P19"><text:span text:style-name="T6"><text:tab/>dca C<text:tab/><text:tab/>/ overwrite C if SMA SZA fails, should not run</text:span></text:p>
      <text:p text:style-name="P19"><text:span text:style-name="T6"><text:tab/>cla cll iac<text:tab/>/ clear AC and link, set AC to 1</text:span></text:p>
      <text:p text:style-name="P19"><text:span text:style-name="T6"><text:tab/>sma sza<text:tab/>/ skip on minus AC, zero AC</text:span></text:p>
      <text:p text:style-name="P19"><text:span text:style-name="T6"><text:tab/>dca D<text:tab/><text:tab/>/ overwrite C if SMA SZA fails, should run</text:span></text:p>
      <text:p text:style-name="P19"><text:span text:style-name="T6"></text:span></text:p>
      <text:p text:style-name="P19"><text:span text:style-name="T6"><text:tab/>cla cll cma<text:tab/>/ clear AC and link, load AC with -1</text:span></text:p>
      <text:p text:style-name="P19"><text:span text:style-name="T6"><text:tab/>sma<text:tab/>snl<text:tab/>/ skip on minus AC, non-zero link</text:span></text:p>
      <text:p text:style-name="P19"><text:span text:style-name="T6"><text:tab/>dca E<text:tab/><text:tab/>/ overwrite E if sma snl fails, should not run</text:span></text:p>
      <text:p text:style-name="P19"><text:span text:style-name="T6"><text:tab/>cla cll cml<text:tab/>/ clear AC and link, set link high</text:span></text:p>
      <text:p text:style-name="P19"><text:span text:style-name="T6"><text:tab/>sma snl<text:tab/>/ skip on minus AC, non-zero link</text:span></text:p>
      <text:p text:style-name="P19"><text:span text:style-name="T6"><text:tab/>dca F<text:tab/><text:tab/>/ overwrite F if sma snl fails, should not run</text:span></text:p>
      <text:p text:style-name="P19"><text:span text:style-name="T6"><text:tab/>cla cll iac<text:tab/>/ clear AC and link, set AC to 1</text:span></text:p>
      <text:p text:style-name="P19"><text:span text:style-name="T6"><text:tab/>sma snl<text:tab/>/ </text:span></text:p>
      <text:p text:style-name="P19"><text:span text:style-name="T6"><text:tab/>dca G<text:tab/><text:tab/>/ overwrite G if sma snl fails, should run</text:span></text:p>
      <text:p text:style-name="P19"><text:span text:style-name="T6"></text:span></text:p>
      <text:p text:style-name="P19"><text:span text:style-name="T6"><text:tab/>cla cll<text:tab/><text:tab/>/ clear AC and link, load AC with -1</text:span></text:p>
      <text:p text:style-name="P19"><text:span text:style-name="T6"><text:tab/>sza<text:tab/>snl<text:tab/>/ skip on minus AC, non-zero link</text:span></text:p>
      <text:p text:style-name="P19"><text:span text:style-name="T6"><text:tab/>dca H<text:tab/><text:tab/>/ overwrite H if sma snl fails, should not run</text:span></text:p>
      <text:p text:style-name="P19"><text:soft-page-break/><text:span text:style-name="T6"><text:tab/>cla cll cml<text:tab/>/ clear AC and link, set link high</text:span></text:p>
      <text:p text:style-name="P19"><text:span text:style-name="T6"><text:tab/>sza snl<text:tab/><text:tab/>/ skip on minus AC, non-zero link</text:span></text:p>
      <text:p text:style-name="P19"><text:span text:style-name="T6"><text:tab/>dca I<text:tab/><text:tab/>/ overwrite I if sma snl fails, should not run</text:span></text:p>
      <text:p text:style-name="P19"><text:span text:style-name="T6"><text:tab/>cla cll iac<text:tab/>/ clear AC and link, set AC to 1</text:span></text:p>
      <text:p text:style-name="P19"><text:span text:style-name="T6"><text:tab/>sza snl<text:tab/><text:tab/>/ </text:span></text:p>
      <text:p text:style-name="P19"><text:span text:style-name="T6"><text:tab/>dca J<text:tab/><text:tab/>/ overwrite J if sma snl fails, should run</text:span></text:p>
      <text:p text:style-name="P19"><text:span text:style-name="T6"></text:span></text:p>
      <text:p text:style-name="P19"><text:span text:style-name="T6"><text:tab/>hlt<text:tab/><text:tab/>/ Halt the system</text:span></text:p>
      <text:p text:style-name="P19"><text:span text:style-name="T6"><text:tab/>jmp Main<text:tab/>/ In case something goes wrong<text:tab/></text:span></text:p>
      <text:p text:style-name="P19"><text:span text:style-name="T6">/</text:span></text:p>
      <text:p text:style-name="P19"><text:span text:style-name="T6">/ Data Section</text:span></text:p>
      <text:p text:style-name="P19"><text:span text:style-name="T6">/</text:span></text:p>
      <text:p text:style-name="P19"><text:span text:style-name="T6">*0250 <text:tab/><text:tab/><text:tab/>/ place data at address 0250</text:span></text:p>
      <text:p text:style-name="P19"><text:span text:style-name="T6">B, 0 <text:tab/><text:tab/><text:tab/>/ should not change</text:span></text:p>
      <text:p text:style-name="P19"><text:span text:style-name="T6">C, 1<text:tab/><text:tab/><text:tab/>/ should not change</text:span></text:p>
      <text:p text:style-name="P19"><text:span text:style-name="T6">D, 2<text:tab/><text:tab/><text:tab/>/ will get 1 when sma sza fails</text:span></text:p>
      <text:p text:style-name="P19"><text:span text:style-name="T6">E, 3<text:tab/><text:tab/><text:tab/>/ should not change</text:span></text:p>
      <text:p text:style-name="P19"><text:span text:style-name="T6">F, 4<text:tab/><text:tab/><text:tab/>/ should not change</text:span></text:p>
      <text:p text:style-name="P19"><text:span text:style-name="T6">G, 5<text:tab/><text:tab/><text:tab/>/ will get 1 when sma snl fails</text:span></text:p>
      <text:p text:style-name="P19"><text:span text:style-name="T6">H, 6<text:tab/><text:tab/><text:tab/>/ should not change</text:span></text:p>
      <text:p text:style-name="P19"><text:span text:style-name="T6">I, 7<text:tab/><text:tab/><text:tab/>/ should not change</text:span></text:p>
      <text:p text:style-name="P19"><text:span text:style-name="T6">J, 10<text:tab/><text:tab/><text:tab/>/ will get 1 when sza snl fails</text:span></text:p>
      <text:p text:style-name="P19"/>
      <text:p text:style-name="P19">group_2_OR_test_3.as </text:p>
      <text:p text:style-name="P19"><text:span text:style-name="T6">/ Date : Feb 15, 2015</text:span></text:p>
      <text:p text:style-name="P19"><text:span text:style-name="T6">/</text:span></text:p>
      <text:p text:style-name="P19"><text:span text:style-name="T6">/ Desc : Tests the group 2 micro instructions</text:span></text:p>
      <text:p text:style-name="P19"><text:span text:style-name="T6">/ Should take 25 cycles total</text:span></text:p>
      <text:p text:style-name="P19"><text:span text:style-name="T6">/-------------------------------------------</text:span></text:p>
      <text:p text:style-name="P19"><text:span text:style-name="T6">/ Code Section</text:span></text:p>
      <text:p text:style-name="P19"><text:span text:style-name="T6">*0200<text:tab/><text:tab/><text:tab/>/ start at address 0200</text:span></text:p>
      <text:p text:style-name="P19"><text:span text:style-name="T6">Main,<text:tab/><text:tab/><text:tab/>/ Test combos sma sza snl at the same time</text:span></text:p>
      <text:p text:style-name="P19"><text:span text:style-name="T6"><text:tab/>cla cll cma<text:tab/>/ clear AC and link, load AC with -1</text:span></text:p>
      <text:p text:style-name="P19"><text:span text:style-name="T6"><text:tab/>sma<text:tab/>sza snl<text:tab/>/ skip on minus AC, zero AC, non-zero link</text:span></text:p>
      <text:p text:style-name="P19"><text:span text:style-name="T6"><text:tab/>dca B<text:tab/><text:tab/>/ overwrite B if SMA sza snl fails, should not run</text:span></text:p>
      <text:p text:style-name="P19"><text:span text:style-name="T6"><text:tab/>cla cll <text:tab/><text:tab/>/ clear AC and link</text:span></text:p>
      <text:p text:style-name="P19"><text:span text:style-name="T6"><text:tab/>sma<text:tab/>sza snl<text:tab/>/ skip on minus AC, zero AC, non-zero link</text:span></text:p>
      <text:p text:style-name="P19"><text:span text:style-name="T6"><text:tab/>dca C<text:tab/><text:tab/>/ overwrite C if SMA SZA snl fails, should not run</text:span></text:p>
      <text:p text:style-name="P19"><text:span text:style-name="T6"><text:tab/>cla cll iac cml<text:tab/>/ clear AC and link, set AC to 1, set link to 1</text:span></text:p>
      <text:p text:style-name="P19"><text:span text:style-name="T6"><text:tab/>sma<text:tab/>sza snl<text:tab/>/ skip on minus AC, zero AC, non-zero link</text:span></text:p>
      <text:p text:style-name="P19"><text:span text:style-name="T6"><text:tab/>dca D<text:tab/><text:tab/>/ overwrite C if SMA SZA snl fails, should not run</text:span></text:p>
      <text:p text:style-name="P19"><text:span text:style-name="T6"></text:span></text:p>
      <text:p text:style-name="P19"><text:span text:style-name="T6"><text:tab/>cla cll iac<text:tab/>/ clear AC and link, load AC with 1</text:span></text:p>
      <text:p text:style-name="P19"><text:span text:style-name="T6"><text:tab/>sma<text:tab/>sza snl<text:tab/>/ skip on minus AC, zero AC, non-zero link</text:span></text:p>
      <text:p text:style-name="P19"><text:span text:style-name="T6"><text:tab/>dca E<text:tab/><text:tab/>/ overwrite E if sma snl fails, should run</text:span></text:p>
      <text:p text:style-name="P19"><text:span text:style-name="T6"></text:span></text:p>
      <text:p text:style-name="P19"><text:span text:style-name="T6"><text:tab/>hlt<text:tab/><text:tab/>/ Halt the system</text:span></text:p>
      <text:p text:style-name="P19"><text:span text:style-name="T6"><text:tab/>jmp Main<text:tab/>/ In case something goes wrong<text:tab/></text:span></text:p>
      <text:p text:style-name="P19"><text:span text:style-name="T6">/</text:span></text:p>
      <text:p text:style-name="P19"><text:soft-page-break/><text:span text:style-name="T6">/ Data Section</text:span></text:p>
      <text:p text:style-name="P19"><text:span text:style-name="T6">/</text:span></text:p>
      <text:p text:style-name="P19"><text:span text:style-name="T6">*0250 <text:tab/><text:tab/><text:tab/>/ place data at address 0250</text:span></text:p>
      <text:p text:style-name="P19"><text:span text:style-name="T6">B, 0 <text:tab/><text:tab/><text:tab/>/ should not change</text:span></text:p>
      <text:p text:style-name="P19"><text:span text:style-name="T6">C, 1<text:tab/><text:tab/><text:tab/>/ should not change</text:span></text:p>
      <text:p text:style-name="P19"><text:span text:style-name="T6">D, 2<text:tab/><text:tab/><text:tab/>/ should not change</text:span></text:p>
      <text:p text:style-name="P19"><text:span text:style-name="T6">E, 3<text:tab/><text:tab/><text:tab/>/ will get 1 when sma sza snl fails</text:span></text:p>
      <text:p text:style-name="P19"/>
      <text:p text:style-name="P19">group_2_AND_test_1.as<text:span text:style-name="T6"> </text:span></text:p>
      <text:p text:style-name="P19"><text:span text:style-name="T6">/ Date : Feb 15, 2015</text:span></text:p>
      <text:p text:style-name="P19"><text:span text:style-name="T6">/</text:span></text:p>
      <text:p text:style-name="P19"><text:span text:style-name="T6">/ Desc : Tests the group 2 micro instructions, AND subgroup</text:span></text:p>
      <text:p text:style-name="P19"><text:span text:style-name="T6">/ Should take 19 cycles total</text:span></text:p>
      <text:p text:style-name="P19"><text:span text:style-name="T6">/-------------------------------------------</text:span></text:p>
      <text:p text:style-name="P19"><text:span text:style-name="T6">/ Code Section</text:span></text:p>
      <text:p text:style-name="P19"><text:span text:style-name="T6">*0200<text:tab/><text:tab/><text:tab/>/ start at address 0200</text:span></text:p>
      <text:p text:style-name="P19"><text:span text:style-name="T6">Main,<text:tab/><text:tab/><text:tab/>/ Test skips working first</text:span></text:p>
      <text:p text:style-name="P19"><text:span text:style-name="T6"><text:tab/>cla cll iac<text:tab/>/ clear AC and link, set AC to 1</text:span></text:p>
      <text:p text:style-name="P19"><text:span text:style-name="T6"><text:tab/>spa<text:tab/><text:tab/>/ skip on positive AC</text:span></text:p>
      <text:p text:style-name="P19"><text:span text:style-name="T6"><text:tab/>dca A<text:tab/><text:tab/>/ overwrite A if spa fails, should not run</text:span></text:p>
      <text:p text:style-name="P19"><text:span text:style-name="T6"><text:tab/>cla cll iac<text:tab/>/ clear AC and link, set AC to 1</text:span></text:p>
      <text:p text:style-name="P19"><text:span text:style-name="T6"><text:tab/>sna<text:tab/><text:tab/>/ skip on non-zero AC</text:span></text:p>
      <text:p text:style-name="P19"><text:span text:style-name="T6"><text:tab/>dca B<text:tab/><text:tab/>/ overwrite B if sna fails, should not run</text:span></text:p>
      <text:p text:style-name="P19"><text:span text:style-name="T6"><text:tab/>cla cll iac<text:tab/>/ clear AC and link, set AC to 1</text:span></text:p>
      <text:p text:style-name="P19"><text:span text:style-name="T6"><text:tab/>szl<text:tab/><text:tab/>/ skip on zero link</text:span></text:p>
      <text:p text:style-name="P19"><text:span text:style-name="T6"><text:tab/>dca C<text:tab/><text:tab/>/ overwrite C if szl fails, should not run</text:span></text:p>
      <text:p text:style-name="P19"><text:span text:style-name="T6"></text:span></text:p>
      <text:p text:style-name="P19"><text:span text:style-name="T6"><text:tab/><text:tab/><text:tab/>/ Test skips failing</text:span></text:p>
      <text:p text:style-name="P19"><text:span text:style-name="T6"><text:tab/>cla cll cma<text:tab/>/ clear AC and link</text:span></text:p>
      <text:p text:style-name="P19"><text:span text:style-name="T6"><text:tab/>spa<text:tab/><text:tab/>/ skip on positive AC</text:span></text:p>
      <text:p text:style-name="P19"><text:span text:style-name="T6"><text:tab/>dca D<text:tab/><text:tab/>/ overwrite D if spa fails, should run</text:span></text:p>
      <text:p text:style-name="P19"><text:span text:style-name="T6"><text:tab/>cla cll<text:tab/><text:tab/>/ clear AC and link</text:span></text:p>
      <text:p text:style-name="P19"><text:span text:style-name="T6"><text:tab/>sna<text:tab/><text:tab/>/ skip on non-zero AC</text:span></text:p>
      <text:p text:style-name="P19"><text:span text:style-name="T6"><text:tab/>dca E<text:tab/><text:tab/>/ overwrite E if sna fails, should run</text:span></text:p>
      <text:p text:style-name="P19"><text:span text:style-name="T6"><text:tab/>cla cll cml<text:tab/>/ clear AC and link, set link to 1</text:span></text:p>
      <text:p text:style-name="P19"><text:span text:style-name="T6"><text:tab/>szl<text:tab/><text:tab/>/ skip on zero link</text:span></text:p>
      <text:p text:style-name="P19"><text:span text:style-name="T6"><text:tab/>dca F<text:tab/><text:tab/>/ overwrite F if szl fails, should run</text:span></text:p>
      <text:p text:style-name="P19"><text:span text:style-name="T6"></text:span></text:p>
      <text:p text:style-name="P19"><text:span text:style-name="T6"><text:tab/>hlt<text:tab/><text:tab/>/ Halt the system</text:span></text:p>
      <text:p text:style-name="P19"><text:span text:style-name="T6"><text:tab/>jmp Main<text:tab/>/ In case something goes wrong<text:tab/></text:span></text:p>
      <text:p text:style-name="P19"><text:span text:style-name="T6">/</text:span></text:p>
      <text:p text:style-name="P19"><text:span text:style-name="T6">/ Data Section</text:span></text:p>
      <text:p text:style-name="P19"><text:span text:style-name="T6">/</text:span></text:p>
      <text:p text:style-name="P19"><text:span text:style-name="T6">*0250 <text:tab/><text:tab/><text:tab/>/ place data at address 0250</text:span></text:p>
      <text:p text:style-name="P19"><text:span text:style-name="T6">A, 0<text:tab/> <text:tab/><text:tab/>/ should not change</text:span></text:p>
      <text:p text:style-name="P19"><text:span text:style-name="T6">B, 0 <text:tab/><text:tab/><text:tab/>/ should not change</text:span></text:p>
      <text:p text:style-name="P19"><text:span text:style-name="T6">C, 0<text:tab/><text:tab/><text:tab/>/ should not change</text:span></text:p>
      <text:p text:style-name="P19"><text:span text:style-name="T6">D, 77<text:tab/><text:tab/><text:tab/>/ will get 7777 when spa fails</text:span></text:p>
      <text:p text:style-name="P19"><text:span text:style-name="T6">E, 77<text:tab/><text:tab/><text:tab/>/ will get 0 when sna fails</text:span></text:p>
      <text:p text:style-name="P19"><text:soft-page-break/><text:span text:style-name="T6">F, 77<text:tab/><text:tab/><text:tab/>/ will get 0 when szl fails</text:span></text:p>
      <text:p text:style-name="P19"/>
      <text:p text:style-name="P20">group_2_AND_test_2.as<text:span text:style-name="T6"> </text:span></text:p>
      <text:p text:style-name="P20"><text:span text:style-name="T6">/ Date : Feb 15, 2015</text:span></text:p>
      <text:p text:style-name="P20"><text:span text:style-name="T6">/</text:span></text:p>
      <text:p text:style-name="P20"><text:span text:style-name="T6">/ Desc : Tests the group 2 micro instructions, AND subgroup</text:span></text:p>
      <text:p text:style-name="P20"><text:span text:style-name="T6">/ Should take 31 cycles total</text:span></text:p>
      <text:p text:style-name="P20"><text:span text:style-name="T6">/-------------------------------------------</text:span></text:p>
      <text:p text:style-name="P20"><text:span text:style-name="T6">/ Code Section</text:span></text:p>
      <text:p text:style-name="P20"><text:span text:style-name="T6">*0200<text:tab/><text:tab/><text:tab/>/ start at address 0200</text:span></text:p>
      <text:p text:style-name="P20"><text:span text:style-name="T6">Main,<text:tab/><text:tab/><text:tab/>/ Test skips working first</text:span></text:p>
      <text:p text:style-name="P20"><text:span text:style-name="T6"><text:tab/>cla cll iac<text:tab/>/ clear AC and link, set AC to 1</text:span></text:p>
      <text:p text:style-name="P20"><text:span text:style-name="T6"><text:tab/>spa<text:tab/>sna<text:tab/>/ skip on positive AC, non-zero AC</text:span></text:p>
      <text:p text:style-name="P20"><text:span text:style-name="T6"><text:tab/>dca A<text:tab/><text:tab/>/ overwrite A if spa sna fails, should not run</text:span></text:p>
      <text:p text:style-name="P20"><text:span text:style-name="T6"><text:tab/>cla cll iac<text:tab/>/ clear AC and link, set AC to 1</text:span></text:p>
      <text:p text:style-name="P20"><text:span text:style-name="T6"><text:tab/>sna<text:tab/>szl<text:tab/>/ skip on non-zero AC, zero link</text:span></text:p>
      <text:p text:style-name="P20"><text:span text:style-name="T6"><text:tab/>dca B<text:tab/><text:tab/>/ overwrite B if sna szl fails, should not run</text:span></text:p>
      <text:p text:style-name="P20"><text:span text:style-name="T6"><text:tab/>cla cll iac<text:tab/>/ clear AC and link, set AC to 1</text:span></text:p>
      <text:p text:style-name="P20"><text:span text:style-name="T6"><text:tab/>spa szl<text:tab/><text:tab/>/ skip on positive AC, zero link</text:span></text:p>
      <text:p text:style-name="P20"><text:span text:style-name="T6"><text:tab/>dca C<text:tab/><text:tab/>/ overwrite C if szl fails, should not run</text:span></text:p>
      <text:p text:style-name="P20"><text:span text:style-name="T6"></text:span></text:p>
      <text:p text:style-name="P20"><text:span text:style-name="T6"><text:tab/><text:tab/><text:tab/>/ Test skips failing</text:span></text:p>
      <text:p text:style-name="P20"><text:span text:style-name="T6"><text:tab/>cla cll cma<text:tab/>/ clear AC and link, load AC with 7777</text:span></text:p>
      <text:p text:style-name="P20"><text:span text:style-name="T6"><text:tab/>spa<text:tab/>sna<text:tab/>/ skip on positive AC, non-zero AC</text:span></text:p>
      <text:p text:style-name="P20"><text:span text:style-name="T6"><text:tab/>dca D<text:tab/><text:tab/>/ overwrite D if spa fails, should run</text:span></text:p>
      <text:p text:style-name="P20"><text:span text:style-name="T6"><text:tab/>cla cll<text:tab/><text:tab/>/ clear AC and link</text:span></text:p>
      <text:p text:style-name="P20"><text:span text:style-name="T6"><text:tab/>spa<text:tab/>sna<text:tab/>/ skip on positive AC, non-zero AC</text:span></text:p>
      <text:p text:style-name="P20"><text:span text:style-name="T6"><text:tab/>dca E<text:tab/><text:tab/>/ overwrite E if spa fails, should run</text:span></text:p>
      <text:p text:style-name="P20"><text:span text:style-name="T6"></text:span></text:p>
      <text:p text:style-name="P20"><text:span text:style-name="T6"><text:tab/>cla cll<text:tab/><text:tab/>/ clear AC and link</text:span></text:p>
      <text:p text:style-name="P20"><text:span text:style-name="T6"><text:tab/>sna<text:tab/>szl<text:tab/>/ skip on non-zero AC, zero link</text:span></text:p>
      <text:p text:style-name="P20"><text:span text:style-name="T6"><text:tab/>dca F<text:tab/><text:tab/>/ overwrite F if sna szl fails, should run</text:span></text:p>
      <text:p text:style-name="P20"><text:span text:style-name="T6"><text:tab/>cla cll iac cml<text:tab/>/ clear AC and link, set AC to 1, set link to 1</text:span></text:p>
      <text:p text:style-name="P20"><text:span text:style-name="T6"><text:tab/>sna<text:tab/>szl<text:tab/>/ skip on non-zero AC, zero link</text:span></text:p>
      <text:p text:style-name="P20"><text:span text:style-name="T6"><text:tab/>dca G<text:tab/><text:tab/>/ overwrite G if sna fails, should run</text:span></text:p>
      <text:p text:style-name="P20"><text:span text:style-name="T6"></text:span></text:p>
      <text:p text:style-name="P20"><text:span text:style-name="T6"><text:tab/>cla cll cml<text:tab/>/ clear AC and link, set link to 1</text:span></text:p>
      <text:p text:style-name="P20"><text:span text:style-name="T6"><text:tab/>spa szl<text:tab/><text:tab/>/ skip on positive AC, skip on zero link</text:span></text:p>
      <text:p text:style-name="P20"><text:span text:style-name="T6"><text:tab/>dca H<text:tab/><text:tab/>/ overwrite H if szl fails, should run</text:span></text:p>
      <text:p text:style-name="P20"><text:span text:style-name="T6"><text:tab/>cla cll iac cml<text:tab/>/ clear AC and link, set AC to 1, set link to 1</text:span></text:p>
      <text:p text:style-name="P20"><text:span text:style-name="T6"><text:tab/>spa szl<text:tab/><text:tab/>/ skip on positive AC, skip on zero link</text:span></text:p>
      <text:p text:style-name="P20"><text:span text:style-name="T6"><text:tab/>dca I<text:tab/><text:tab/>/ overwrite I if szl fails, should run</text:span></text:p>
      <text:p text:style-name="P20"><text:span text:style-name="T6"></text:span></text:p>
      <text:p text:style-name="P20"><text:span text:style-name="T6"><text:tab/>hlt<text:tab/><text:tab/>/ Halt the system</text:span></text:p>
      <text:p text:style-name="P20"><text:span text:style-name="T6"><text:tab/>jmp Main<text:tab/>/ In case something goes wrong<text:tab/></text:span></text:p>
      <text:p text:style-name="P20"><text:span text:style-name="T6">/</text:span></text:p>
      <text:p text:style-name="P20"><text:span text:style-name="T6">/ Data Section</text:span></text:p>
      <text:p text:style-name="P20"><text:span text:style-name="T6">/</text:span></text:p>
      <text:p text:style-name="P20"><text:span text:style-name="T6">*0250 <text:tab/><text:tab/><text:tab/>/ place data at address 0250</text:span></text:p>
      <text:p text:style-name="P20"><text:soft-page-break/><text:span text:style-name="T6">A, 0<text:tab/> <text:tab/><text:tab/>/ should not change</text:span></text:p>
      <text:p text:style-name="P20"><text:span text:style-name="T6">B, 0 <text:tab/><text:tab/><text:tab/>/ should not change</text:span></text:p>
      <text:p text:style-name="P20"><text:span text:style-name="T6">C, 0<text:tab/><text:tab/><text:tab/>/ should not change</text:span></text:p>
      <text:p text:style-name="P20"><text:span text:style-name="T6">D, 77<text:tab/><text:tab/><text:tab/>/ will get 7777 when spa fails</text:span></text:p>
      <text:p text:style-name="P20"><text:span text:style-name="T6">E, 77<text:tab/><text:tab/><text:tab/>/ will get 0 when sna fails</text:span></text:p>
      <text:p text:style-name="P20"><text:span text:style-name="T6">F, 77<text:tab/><text:tab/><text:tab/>/ will get 0 when szl fails<text:tab/></text:span></text:p>
      <text:p text:style-name="P20"><text:span text:style-name="T6">G, 77<text:tab/><text:tab/><text:tab/>/ will get 1 when szl fails<text:tab/></text:span></text:p>
      <text:p text:style-name="P20"><text:span text:style-name="T6">H, 77<text:tab/><text:tab/><text:tab/>/ will get 0 when szl fails<text:tab/></text:span></text:p>
      <text:p text:style-name="P20"><text:span text:style-name="T6">I, 77<text:tab/><text:tab/><text:tab/>/ will get 1 when szl fails</text:span></text:p>
      <text:p text:style-name="P20"/>
      <text:p text:style-name="P20">group_2_AND_test_3.as<text:span text:style-name="T6"> </text:span></text:p>
      <text:p text:style-name="P20"><text:span text:style-name="T6">/ Date : Feb 15, 2015</text:span></text:p>
      <text:p text:style-name="P20"><text:span text:style-name="T6">/</text:span></text:p>
      <text:p text:style-name="P20"><text:span text:style-name="T6">/ Desc : Tests the group 2 micro instructions, AND subgroup</text:span></text:p>
      <text:p text:style-name="P20"><text:span text:style-name="T6">/ Should take 15 cycles total</text:span></text:p>
      <text:p text:style-name="P20"><text:span text:style-name="T6">/-------------------------------------------</text:span></text:p>
      <text:p text:style-name="P20"><text:span text:style-name="T6">/ Code Section</text:span></text:p>
      <text:p text:style-name="P20"><text:span text:style-name="T6">*0200<text:tab/><text:tab/><text:tab/>/ start at address 0200</text:span></text:p>
      <text:p text:style-name="P20"><text:span text:style-name="T6">Main,<text:tab/><text:tab/><text:tab/>/ Test skips working first</text:span></text:p>
      <text:p text:style-name="P20"><text:span text:style-name="T6"><text:tab/>cla cll iac<text:tab/>/ clear AC and link, set AC to 1</text:span></text:p>
      <text:p text:style-name="P20"><text:span text:style-name="T6"><text:tab/>spa<text:tab/>sna szl<text:tab/>/ skip on positive AC, non-zero AC, zero link</text:span></text:p>
      <text:p text:style-name="P20"><text:span text:style-name="T6"><text:tab/>dca A<text:tab/><text:tab/>/ overwrite A if spa sna fails, should not run</text:span></text:p>
      <text:p text:style-name="P20"><text:span text:style-name="T6"></text:span></text:p>
      <text:p text:style-name="P20"><text:span text:style-name="T6"><text:tab/><text:tab/><text:tab/>/ Test skips failing</text:span></text:p>
      <text:p text:style-name="P20"><text:span text:style-name="T6"><text:tab/>cla cll cma<text:tab/>/ clear AC and link, set AC to 7777</text:span></text:p>
      <text:p text:style-name="P20"><text:span text:style-name="T6"><text:tab/>spa<text:tab/>sna szl<text:tab/>/ skip on positive AC, non-zero AC, zero link</text:span></text:p>
      <text:p text:style-name="P20"><text:span text:style-name="T6"><text:tab/>dca B<text:tab/><text:tab/>/ overwrite B if spa sna fails, should run</text:span></text:p>
      <text:p text:style-name="P20"><text:span text:style-name="T6"></text:span></text:p>
      <text:p text:style-name="P20"><text:span text:style-name="T6"><text:tab/>cla cll <text:tab/><text:tab/>/ clear AC and link</text:span></text:p>
      <text:p text:style-name="P20"><text:span text:style-name="T6"><text:tab/>spa<text:tab/>sna szl<text:tab/>/ skip on positive AC, non-zero AC, zero link</text:span></text:p>
      <text:p text:style-name="P20"><text:span text:style-name="T6"><text:tab/>dca C<text:tab/><text:tab/>/ overwrite C if spa sna fails, should run</text:span></text:p>
      <text:p text:style-name="P20"><text:span text:style-name="T6"></text:span></text:p>
      <text:p text:style-name="P20"><text:span text:style-name="T6"><text:tab/>cla cll iac cml<text:tab/>/ clear AC and link, set AC to 1, set link to 1</text:span></text:p>
      <text:p text:style-name="P20"><text:span text:style-name="T6"><text:tab/>spa<text:tab/>sna szl<text:tab/>/ skip on positive AC, non-zero AC, zero link</text:span></text:p>
      <text:p text:style-name="P20"><text:span text:style-name="T6"><text:tab/>dca D<text:tab/><text:tab/>/ overwrite D if spa sna fails, should not run</text:span></text:p>
      <text:p text:style-name="P20"><text:span text:style-name="T6"></text:span></text:p>
      <text:p text:style-name="P20"><text:span text:style-name="T6"><text:tab/>hlt<text:tab/><text:tab/>/ Halt the system</text:span></text:p>
      <text:p text:style-name="P20"><text:span text:style-name="T6"><text:tab/>jmp Main<text:tab/>/ In case something goes wrong<text:tab/></text:span></text:p>
      <text:p text:style-name="P20"><text:span text:style-name="T6">/</text:span></text:p>
      <text:p text:style-name="P20"><text:span text:style-name="T6">/ Data Section</text:span></text:p>
      <text:p text:style-name="P20"><text:span text:style-name="T6">/</text:span></text:p>
      <text:p text:style-name="P20"><text:span text:style-name="T6">*0250 <text:tab/><text:tab/><text:tab/>/ place data at address 0250</text:span></text:p>
      <text:p text:style-name="P20"><text:span text:style-name="T6">A, 0<text:tab/> <text:tab/><text:tab/>/ should not change</text:span></text:p>
      <text:p text:style-name="P20"><text:span text:style-name="T6">B, 77 <text:tab/><text:tab/><text:tab/>/ will get 7777 when sna fails</text:span></text:p>
      <text:p text:style-name="P20"><text:span text:style-name="T6">C, 77<text:tab/><text:tab/><text:tab/>/ will get 0 when szl fails</text:span></text:p>
      <text:p text:style-name="P20"><text:span text:style-name="T6">D, 77<text:tab/><text:tab/><text:tab/>/ will get 1 when spa fails</text:span></text:p>
      <text:p text:style-name="P20"/>
      <text:p text:style-name="P20">group_2_AND_test_4.as<text:span text:style-name="T6"> </text:span></text:p>
      <text:p text:style-name="P20"><text:span text:style-name="T6">/ Date : Feb 15, 2015</text:span></text:p>
      <text:p text:style-name="P20"><text:soft-page-break/><text:span text:style-name="T6">/</text:span></text:p>
      <text:p text:style-name="P20"><text:span text:style-name="T6">/ Desc : Tests the group 2 micro instructions, AND subgroup</text:span></text:p>
      <text:p text:style-name="P20"><text:span text:style-name="T6">/ Should take 15 cycles total</text:span></text:p>
      <text:p text:style-name="P20"><text:span text:style-name="T6">/-------------------------------------------</text:span></text:p>
      <text:p text:style-name="P20"><text:span text:style-name="T6">/ Code Section</text:span></text:p>
      <text:p text:style-name="P20"><text:span text:style-name="T6">*0200<text:tab/><text:tab/><text:tab/>/ start at address 0200</text:span></text:p>
      <text:p text:style-name="P20"><text:span text:style-name="T6">Main,<text:tab/><text:tab/><text:tab/>/ Test SKP</text:span></text:p>
      <text:p text:style-name="P20"><text:span text:style-name="T6"><text:tab/>cla cll iac<text:tab/>/ clear AC and link, set AC to 1</text:span></text:p>
      <text:p text:style-name="P20"><text:span text:style-name="T6"><text:tab/>skp<text:tab/><text:tab/>/ skip</text:span></text:p>
      <text:p text:style-name="P20"><text:span text:style-name="T6"><text:tab/>dca A<text:tab/><text:tab/>/ overwrite A if skp fails, should not run</text:span></text:p>
      <text:p text:style-name="P20"><text:span text:style-name="T6"></text:span></text:p>
      <text:p text:style-name="P20"><text:span text:style-name="T6"><text:tab/><text:tab/><text:tab/>/ Test CLA</text:span></text:p>
      <text:p text:style-name="P20"><text:span text:style-name="T6"><text:tab/>cla cll iac<text:tab/>/ clear AC and link, set AC 1</text:span></text:p>
      <text:p text:style-name="P20"><text:span text:style-name="T6"><text:tab/>sma cla<text:tab/>/ skip, clear AC</text:span></text:p>
      <text:p text:style-name="P20"><text:span text:style-name="T6"><text:tab/>dca B<text:tab/><text:tab/>/ overwrite B if sma fails, should run</text:span></text:p>
      <text:p text:style-name="P20"><text:span text:style-name="T6"></text:span></text:p>
      <text:p text:style-name="P20"><text:span text:style-name="T6"><text:tab/>cla cll <text:tab/><text:tab/>/ clear AC and link</text:span></text:p>
      <text:p text:style-name="P20"><text:span text:style-name="T6"><text:tab/>osr<text:tab/><text:tab/>/ OR switch register with AC</text:span></text:p>
      <text:p text:style-name="P20"><text:span text:style-name="T6"><text:tab/>dca C<text:tab/><text:tab/>/ overwrite C, should run</text:span></text:p>
      <text:p text:style-name="P20"><text:span text:style-name="T6"></text:span></text:p>
      <text:p text:style-name="P20"><text:span text:style-name="T6"><text:tab/>cla cll<text:tab/>iac cml<text:tab/>/ clear AC and link, set AC to 1, set link to 1</text:span></text:p>
      <text:p text:style-name="P20"><text:span text:style-name="T6"><text:tab/>spa cla hlt<text:tab/>/ skip on positive AC, clear AC</text:span></text:p>
      <text:p text:style-name="P20"><text:span text:style-name="T6"><text:tab/>dca D<text:tab/><text:tab/>/ overwrite D if spa sna fails, should not run</text:span></text:p>
      <text:p text:style-name="P20"><text:span text:style-name="T6"><text:tab/>dca E<text:tab/><text:tab/>/ overwrite E if spa sna fails, should not run</text:span></text:p>
      <text:p text:style-name="P20"><text:span text:style-name="T6"></text:span></text:p>
      <text:p text:style-name="P20"><text:span text:style-name="T6"><text:tab/>hlt<text:tab/><text:tab/>/ Halt the system</text:span></text:p>
      <text:p text:style-name="P20"><text:span text:style-name="T6"><text:tab/>jmp Main<text:tab/>/ In case something goes wrong<text:tab/></text:span></text:p>
      <text:p text:style-name="P20"><text:span text:style-name="T6">/</text:span></text:p>
      <text:p text:style-name="P20"><text:span text:style-name="T6">/ Data Section</text:span></text:p>
      <text:p text:style-name="P20"><text:span text:style-name="T6">/</text:span></text:p>
      <text:p text:style-name="P20"><text:span text:style-name="T6">*0250 <text:tab/><text:tab/><text:tab/>/ place data at address 0250</text:span></text:p>
      <text:p text:style-name="P20"><text:span text:style-name="T6">A, 0<text:tab/> <text:tab/><text:tab/>/ should not change</text:span></text:p>
      <text:p text:style-name="P20"><text:span text:style-name="T6">B, 77 <text:tab/><text:tab/><text:tab/>/ will get 0 when sma fails</text:span></text:p>
      <text:p text:style-name="P20"><text:span text:style-name="T6">C, 77<text:tab/><text:tab/><text:tab/>/ will get OCR contents</text:span></text:p>
      <text:p text:style-name="P20"><text:span text:style-name="T6">D, 77<text:tab/><text:tab/><text:tab/>/ should not change</text:span></text:p>
      <text:p text:style-name="P20"><text:span text:style-name="T6">E, 77<text:tab/><text:tab/><text:tab/>/ should not ch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5-03-03T22:30:50.054369627</meta:creation-date>
    <dc:date>2015-03-08T16:38:58.629867113</dc:date>
    <meta:editing-duration>PT38M41S</meta:editing-duration>
    <meta:editing-cycles>13</meta:editing-cycles>
    <meta:generator>LibreOffice/4.2.7.2$Linux_X86_64 LibreOffice_project/420m0$Build-2</meta:generator>
    <meta:document-statistic meta:table-count="0" meta:image-count="0" meta:object-count="0" meta:page-count="9" meta:paragraph-count="369" meta:word-count="3227" meta:character-count="16059" meta:non-whitespace-character-count="12344"/>
  </office:meta>
</office:document-meta>
</file>